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6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2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3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4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5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38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39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0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1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77bc65"/>
      <style:paragraph-properties fo:text-align="center"/>
      <style:text-properties fo:font-size="18pt"/>
    </style:style>
    <style:style style:name="P21" style:family="paragraph">
      <style:paragraph-properties fo:margin-left="4.2cm" fo:margin-right="0cm" fo:text-align="center" fo:text-indent="0cm"/>
    </style:style>
    <style:style style:name="P22" style:family="paragraph">
      <loext:graphic-properties draw:fill="solid"/>
      <style:paragraph-properties fo:margin-left="4.2cm" fo:margin-right="0cm" fo:text-align="center" fo:text-indent="0cm"/>
    </style:style>
    <style:style style:name="P23" style:family="paragraph">
      <style:paragraph-properties fo:margin-left="4.5cm" fo:margin-right="0cm" fo:text-align="center" fo:text-indent="0cm"/>
    </style:style>
    <style:style style:name="P24" style:family="paragraph">
      <loext:graphic-properties draw:fill="solid"/>
      <style:paragraph-properties fo:margin-left="4.5cm" fo:margin-right="0cm" fo:text-align="center" fo:text-indent="0cm"/>
    </style:style>
    <style:style style:name="P25" style:family="paragraph">
      <loext:graphic-properties draw:fill-color="#f10d0c"/>
      <style:paragraph-properties fo:text-align="center"/>
      <style:text-properties fo:font-size="18pt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fo:font-size="18pt"/>
    </style:style>
    <style:style style:name="T5" style:family="text">
      <style:text-properties fo:font-size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Max Pool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Conv 5*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G-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G-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G-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2">i</text:span>*k<text:span text:style-name="T3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2">i</text:span>*k<text:span text:style-name="T3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x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D-Conv 1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x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Max-Pool 1*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D-Conv 3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x</text:p>
        </draw:connector>
        <draw:custom-shape draw:style-name="gr9" draw:text-style-name="P2" draw:layer="layout" svg:width="4cm" svg:height="1cm" svg:x="23cm" svg:y="5.002cm">
          <text:p text:style-name="P2">Conv 2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Stride 2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*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0.82cm" svg:height="0.962cm" svg:x="22cm" svg:y="5.2cm">
          <draw:text-box>
            <text:p>x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Stride 1*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L-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5cm" svg:y="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17cm" svg:y1="0.999cm" svg:x2="17cm" svg:y2="2cm" svg:d="M17000 999v1001" svg:viewBox="0 0 1 1002">
          <text:p text:style-name="P6">x</text:p>
        </draw:connector>
        <draw:custom-shape draw:style-name="gr18" draw:text-style-name="P12" draw:layer="layout" svg:width="3cm" svg:height="1.001cm" svg:x="15.5cm" svg:y="2.999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006cm" svg:y1="3.999cm" svg:x2="17.006cm" svg:y2="5cm" svg:d="M17006 3999v1001" svg:viewBox="0 0 1 1002">
          <text:p text:style-name="P6">k*x</text:p>
        </draw:connector>
        <draw:custom-shape draw:style-name="gr2" draw:text-style-name="P3" xml:id="id11" draw:id="id11" draw:layer="layout" svg:width="1cm" svg:height="1cm" svg:x="22.5cm" svg:y="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5cm" svg:y="5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5.5cm" svg:y="5.999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21cm" svg:y="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1.5cm" svg:y="2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006cm" svg:y1="3.999cm" svg:x2="23.006cm" svg:y2="5cm" svg:d="M23006 3999v1001" svg:viewBox="0 0 1 1002">
          <text:p text:style-name="P6">x</text:p>
        </draw:connector>
        <draw:connector draw:style-name="gr7" draw:text-style-name="P16" draw:layer="layout" draw:type="curve" svg:x1="17cm" svg:y1="7cm" svg:x2="23cm" svg:y2="2cm" draw:start-shape="id8" draw:start-glue-point="2" draw:end-shape="id9" draw:end-glue-point="0" svg:d="M17000 7000c0 751 2751 501 2751-2500s3249-3251 3249-2500" svg:viewBox="0 0 6001 5717">
          <text:p text:style-name="P15"><text:s text:c="4"/>k*x</text:p>
        </draw:connector>
        <draw:connector draw:style-name="gr7" draw:text-style-name="P18" draw:layer="layout" draw:type="lines" draw:line-skew="8.539cm 0.859cm" svg:x1="17cm" svg:y1="0.999cm" svg:x2="23.5cm" svg:y2="5.5cm" draw:start-shape="id10" draw:start-glue-point="2" draw:end-shape="id11" draw:end-glue-point="10" svg:d="M17000 999h9800l-1900 4501h-1400" svg:viewBox="0 0 9801 4502">
          <text:p text:style-name="P17">x</text:p>
        </draw:connector>
        <draw:connector draw:style-name="gr7" draw:text-style-name="P7" draw:layer="layout" draw:type="line" svg:x1="23.006cm" svg:y1="5.999cm" svg:x2="23.006cm" svg:y2="7cm" svg:d="M23006 5999v1001" svg:viewBox="0 0 1 1002">
          <text:p text:style-name="P6">x</text:p>
        </draw:connector>
        <draw:frame draw:style-name="gr15" draw:text-style-name="P19" draw:layer="layout" svg:width="5.074cm" svg:height="0.962cm" svg:x="16.8cm" svg:y="9.5cm">
          <draw:text-box>
            <text:p><text:span text:style-name="T4">mobilenet_block</text:span></text:p>
          </draw:text-box>
        </draw:frame>
        <draw:custom-shape draw:style-name="gr17" draw:text-style-name="P2" draw:layer="layout" svg:width="4cm" svg:height="1.002cm" svg:x="1cm" svg:y="2.00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Conv 1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Conv 3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16" draw:id="id16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3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2" draw:layer="layout" draw:type="curve" draw:line-skew="1.75cm" svg:x1="3cm" svg:y1="1.006cm" svg:x2="3.499cm" svg:y2="15.5cm" draw:start-shape="id16" draw:start-glue-point="2" draw:end-shape="id17" draw:end-glue-point="10" svg:d="M3000 1006c4516 0 4267 14494 499 14494" svg:viewBox="0 0 3358 14495">
          <text:p text:style-name="P21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1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8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18" draw:id="id18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4" draw:layer="layout" draw:type="curve" svg:x1="9.987cm" svg:y1="0.969cm" svg:x2="14.4cm" svg:y2="9.002cm" draw:start-shape="id18" draw:start-glue-point="2" draw:end-shape="id19" draw:end-glue-point="0" svg:d="M9987 969c2942 0 4413 2677 4413 8033" svg:viewBox="0 0 4414 8034">
          <text:p text:style-name="P23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19" draw:id="id19" draw:layer="layout" svg:width="4cm" svg:height="1cm" svg:x="12.4cm" svg:y="9.002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20" draw:id="id20" draw:layer="layout" svg:width="3cm" svg:height="1cm" svg:x="12.904cm" svg:y="10.004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8.505cm" svg:y="10.005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0" draw:start-glue-point="2" draw:end-shape="id21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8.507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8.505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11cm" svg:x2="20.004cm" svg:y2="12cm" svg:d="M20004 11000v1000" svg:viewBox="0 0 1 1001">
          <text:p text:style-name="P6">(1-r)x/2</text:p>
        </draw:connector>
        <draw:connector draw:style-name="gr7" draw:text-style-name="P7" draw:layer="layout" draw:type="line" svg:x1="20.014cm" svg:y1="8cm" svg:x2="20.014cm" svg:y2="9cm" svg:d="M20014 8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2.00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3.004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19.503cm" svg:y="15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18.504cm" svg:y="16.01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5.5cm" draw:start-shape="id22" draw:start-glue-point="1" draw:end-shape="id23" draw:end-glue-point="10" svg:d="M21504 2497c3142 0 3643 13003-1001 13003" svg:viewBox="0 0 3424 13004">
          <text:p text:style-name="P28">rx</text:p>
        </draw:connector>
        <draw:connector draw:style-name="gr7" draw:text-style-name="P7" draw:layer="layout" draw:type="line" svg:x1="20.01cm" svg:y1="17cm" svg:x2="20.011cm" svg:y2="19cm" svg:d="M20010 17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6" draw:text-style-name="P20" xml:id="id22" draw:id="id22" draw:layer="layout" svg:width="3cm" svg:height="0.99cm" svg:x="18.504cm" svg:y="2.002cm">
          <text:p text:style-name="P2"><text:span text:style-name="T4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4cm" svg:x2="20cm" svg:y2="15cm" svg:d="M20000 14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6.503cm" svg:y="11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26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2cm" svg:x2="28cm" svg:y2="13cm" svg:d="M28000 12000v1000" svg:viewBox="0 0 1 1001">
          <text:p text:style-name="P6">x/2</text:p>
        </draw:connector>
        <draw:connector draw:style-name="gr7" draw:text-style-name="P7" draw:layer="layout" draw:type="line" svg:x1="28.01cm" svg:y1="8cm" svg:x2="28.01cm" svg:y2="9cm" svg:d="M28010 8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24" draw:id="id24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3.00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4.004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27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26.5cm" svg:y="17.01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8cm" svg:x2="28.006cm" svg:y2="19cm" svg:d="M28006 18000v1000" svg:viewBox="0 0 1 1001">
          <text:p text:style-name="P6">2x</text:p>
        </draw:connector>
        <draw:connector draw:style-name="gr7" draw:text-style-name="P7" draw:layer="layout" draw:type="line" svg:x1="27.996cm" svg:y1="15cm" svg:x2="27.996cm" svg:y2="16cm" svg:d="M27996 15000v1000" svg:viewBox="0 0 1 1001">
          <text:p text:style-name="P6">x</text:p>
        </draw:connector>
        <draw:custom-shape draw:style-name="gr11" draw:text-style-name="P25" draw:layer="layout" svg:width="3cm" svg:height="1cm" svg:x="26.503cm" svg:y="10.005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5" draw:id="id25" draw:layer="layout" svg:width="4cm" svg:height="1cm" svg:x="31cm" svg:y="9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1.503cm" svg:y="11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2.001cm" svg:x2="33cm" svg:y2="13.001cm" svg:d="M33000 12001v1000" svg:viewBox="0 0 1 1001">
          <text:p text:style-name="P6">x/2</text:p>
        </draw:connector>
        <draw:custom-shape draw:style-name="gr9" draw:text-style-name="P11" draw:layer="layout" svg:width="4cm" svg:height="1cm" svg:x="31cm" svg:y="13.003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26" draw:id="id26" draw:layer="layout" svg:width="3cm" svg:height="1cm" svg:x="31.503cm" svg:y="14.00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31.503cm" svg:y="10.006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9.002cm" draw:start-shape="id24" draw:start-glue-point="2" draw:end-shape="id25" draw:end-glue-point="0" svg:d="M28000 1000c3334 0 5000 2667 5000 8002" svg:viewBox="0 0 5001 8003">
          <text:p text:style-name="P30">x</text:p>
        </draw:connector>
        <draw:connector draw:style-name="gr7" draw:text-style-name="P31" draw:layer="layout" draw:type="curve" svg:x1="33.003cm" svg:y1="15.005cm" svg:x2="28.499cm" svg:y2="16.5cm" draw:start-shape="id26" draw:start-glue-point="2" draw:end-shape="id27" draw:end-glue-point="10" svg:d="M33003 15005c0 997-1501 1495-4504 1495" svg:viewBox="0 0 4505 1496">
          <text:p text:style-name="P30">x</text:p>
        </draw:connector>
        <draw:frame draw:style-name="gr27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28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29" draw:text-style-name="P5" draw:layer="layout" svg:width="4.396cm" svg:height="1.114cm" svg:x="1.804cm" svg:y="3.1cm">
          <draw:text-box>
            <text:p>Block<text:span text:style-name="T3">i-1</text:span> output</text:p>
          </draw:text-box>
        </draw:frame>
        <draw:frame draw:style-name="gr29" draw:text-style-name="P5" draw:layer="layout" svg:width="4.396cm" svg:height="1.114cm" svg:x="23.704cm" svg:y="1.1cm">
          <draw:text-box>
            <text:p>Block<text:span text:style-name="T3">i-2</text:span> output</text:p>
          </draw:text-box>
        </draw:frame>
        <draw:custom-shape draw:style-name="gr9" draw:text-style-name="P11" xml:id="id31" draw:id="id31" draw:layer="layout" svg:width="4cm" svg:height="1cm" svg:x="16.5cm" svg:y="1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29" draw:id="id29" draw:layer="layout" svg:width="3cm" svg:height="1cm" svg:x="2.5cm" svg:y="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2" draw:id="id32" draw:layer="layout" svg:width="3cm" svg:height="1cm" svg:x="24.6cm" svg:y="4.001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2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3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4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2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8" draw:id="id28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4" draw:id="id44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45" draw:id="id45" draw:layer="layout" svg:width="3cm" svg:height="1cm" svg:x="17.501cm" svg:y="18.99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28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29" draw:end-shape="id28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7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0" draw:id="id30" draw:layer="layout" svg:width="3cm" svg:height="1cm" svg:x="7.501cm" svg:y="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3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4" draw:id="id34" draw:layer="layout" svg:width="3cm" svg:height="1cm" svg:x="7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11.001cm" svg:x2="9cm" svg:y2="12.001cm" svg:d="M9000 11001v1000" svg:viewBox="0 0 1 1001">
          <text:p text:style-name="P6">x</text:p>
        </draw:connector>
        <draw:custom-shape draw:style-name="gr9" draw:text-style-name="P11" draw:layer="layout" svg:width="4cm" svg:height="1cm" svg:x="12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2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3" draw:id="id33" draw:layer="layout" svg:width="3cm" svg:height="1cm" svg:x="12.501cm" svg:y="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3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6" draw:id="id36" draw:layer="layout" svg:width="3cm" svg:height="1cm" svg:x="12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4cm" svg:y1="11.001cm" svg:x2="14cm" svg:y2="12.001cm" svg:d="M14000 11001v1000" svg:viewBox="0 0 1 1001">
          <text:p text:style-name="P6">x</text:p>
        </draw:connector>
        <draw:connector draw:style-name="gr7" draw:text-style-name="P35" draw:layer="layout" draw:type="line" svg:x1="5.5cm" svg:y1="6.5cm" svg:x2="9.001cm" svg:y2="8.002cm" draw:start-shape="id29" draw:start-glue-point="1" draw:end-shape="id30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29" draw:start-glue-point="1" draw:end-shape="id31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2" draw:start-glue-point="3" draw:end-shape="id33" draw:end-glue-point="0" svg:d="M24600 4501l-10599 3501" svg:viewBox="0 0 10600 3502">
          <text:p text:style-name="P38"><text:span text:style-name="T6">x</text:span></text:p>
        </draw:connector>
        <draw:custom-shape draw:style-name="gr2" draw:text-style-name="P3" xml:id="id35" draw:id="id35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34" draw:start-glue-point="2" draw:end-shape="id35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36" draw:start-glue-point="2" draw:end-shape="id35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37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2" draw:start-glue-point="2" draw:end-shape="id37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38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38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8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28.501cm" svg:y="8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3.003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3" draw:id="id43" draw:layer="layout" svg:width="3cm" svg:height="1cm" svg:x="28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0cm" svg:y1="11.002cm" svg:x2="30cm" svg:y2="12.002cm" svg:d="M30000 11002v1000" svg:viewBox="0 0 1 1001">
          <text:p text:style-name="P6">x</text:p>
        </draw:connector>
        <draw:custom-shape draw:style-name="gr9" draw:text-style-name="P11" draw:layer="layout" svg:width="4cm" svg:height="1cm" svg:x="33cm" svg:y="9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3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0" draw:id="id40" draw:layer="layout" svg:width="3cm" svg:height="1cm" svg:x="33.501cm" svg:y="8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3.003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1" draw:id="id41" draw:layer="layout" svg:width="3cm" svg:height="1cm" svg:x="33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5cm" svg:y1="11.002cm" svg:x2="35cm" svg:y2="12.002cm" svg:d="M35000 11002v1000" svg:viewBox="0 0 1 1001">
          <text:p text:style-name="P6">x</text:p>
        </draw:connector>
        <draw:connector draw:style-name="gr7" draw:text-style-name="P49" draw:layer="layout" draw:type="line" svg:x1="26.1cm" svg:y1="5.001cm" svg:x2="30.001cm" svg:y2="8.003cm" draw:start-shape="id32" draw:start-glue-point="2" draw:end-shape="id39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2" draw:start-glue-point="1" draw:end-shape="id40" draw:end-glue-point="0" svg:d="M27600 4501l7401 3502" svg:viewBox="0 0 7402 3503">
          <text:p text:style-name="P50">x</text:p>
        </draw:connector>
        <draw:custom-shape draw:style-name="gr2" draw:text-style-name="P3" xml:id="id42" draw:id="id42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1" draw:start-glue-point="2" draw:end-shape="id42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3" draw:start-glue-point="2" draw:end-shape="id42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28" draw:start-glue-point="8" draw:end-shape="id44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35" draw:start-glue-point="8" draw:end-shape="id44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37" draw:start-glue-point="8" draw:end-shape="id44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38" draw:start-glue-point="8" draw:end-shape="id44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2" draw:start-glue-point="8" draw:end-shape="id44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45" draw:start-glue-point="2" svg:d="M19001 19992l4 1026" svg:viewBox="0 0 5 1027">
          <text:p text:style-name="P34">5x</text:p>
        </draw:connector>
      </draw:page>
      <draw:page draw:name="page6" draw:style-name="dp1" draw:master-page-name="Standard">
        <draw:frame draw:style-name="gr29" draw:text-style-name="P5" draw:layer="layout" svg:width="4.396cm" svg:height="1.114cm" svg:x="1.804cm" svg:y="2.101cm">
          <draw:text-box>
            <text:p>Block<text:span text:style-name="T3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9" draw:id="id49" draw:layer="layout" svg:width="3cm" svg:height="1cm" svg:x="2.5cm" svg:y="5.001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29" draw:text-style-name="P5" draw:layer="layout" svg:width="4.396cm" svg:height="1.114cm" svg:x="23.705cm" svg:y="0.102cm">
          <draw:text-box>
            <text:p>Block<text:span text:style-name="T3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4.601cm" svg:y="3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4">Max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60" draw:id="id60" draw:layer="layout" svg:width="3cm" svg:height="1cm" svg:x="1.5cm" svg:y="19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8" draw:id="id48" draw:layer="layout" svg:width="3cm" svg:height="1cm" svg:x="4.501cm" svg:y="7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3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1.001cm" svg:x2="6cm" svg:y2="12.001cm" svg:d="M6000 11001v1000" svg:viewBox="0 0 1 1001">
          <text:p text:style-name="P6">2x</text:p>
        </draw:connector>
        <draw:custom-shape draw:style-name="gr11" draw:text-style-name="P25" draw:layer="layout" svg:width="3cm" svg:height="1cm" svg:x="4.501cm" svg:y="9.001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9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1" draw:id="id51" draw:layer="layout" svg:width="3cm" svg:height="1cm" svg:x="9.501cm" svg:y="7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3.003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5" draw:id="id55" draw:layer="layout" svg:width="3cm" svg:height="1cm" svg:x="9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1cm" svg:y1="11.002cm" svg:x2="11cm" svg:y2="12.002cm" svg:d="M11000 11002v1000" svg:viewBox="0 0 1 1001">
          <text:p text:style-name="P6">2x</text:p>
        </draw:connector>
        <draw:custom-shape draw:style-name="gr11" draw:text-style-name="P25" draw:layer="layout" svg:width="3cm" svg:height="1cm" svg:x="9.501cm" svg:y="9.002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4" draw:id="id54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46" draw:start-glue-point="2" draw:end-shape="id47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48" draw:end-glue-point="0" svg:d="M4000 6000l2001 1002" svg:viewBox="0 0 2002 1003">
          <text:p text:style-name="P68">2x</text:p>
        </draw:connector>
        <draw:custom-shape draw:style-name="gr9" draw:text-style-name="P11" xml:id="id50" draw:id="id50" draw:layer="layout" svg:width="4cm" svg:height="1cm" svg:x="14cm" svg:y="10.001cm">
          <text:p text:style-name="P2"><text:span text:style-name="T4">Max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46" draw:id="id46" draw:layer="layout" svg:width="3cm" svg:height="1cm" svg:x="14.5cm" svg:y="11.001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59" draw:id="id59" draw:layer="layout" svg:width="3cm" svg:height="1cm" svg:x="24.5cm" svg:y="11.002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9.503cm" svg:y="10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2" draw:id="id52" draw:layer="layout" svg:width="3cm" svg:height="1cm" svg:x="19.501cm" svg:y="7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6" draw:id="id56" draw:layer="layout" svg:width="3cm" svg:height="1cm" svg:x="19.503cm" svg:y="14.00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1.003cm" svg:x2="21cm" svg:y2="12.003cm" svg:d="M21000 11003v1000" svg:viewBox="0 0 1 1001">
          <text:p text:style-name="P6">2x</text:p>
        </draw:connector>
        <draw:custom-shape draw:style-name="gr11" draw:text-style-name="P25" draw:layer="layout" svg:width="3cm" svg:height="1cm" svg:x="19.501cm" svg:y="9.003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9.503cm" svg:y="10.00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3" draw:id="id53" draw:layer="layout" svg:width="3cm" svg:height="1cm" svg:x="29.501cm" svg:y="7.005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3.005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7" draw:id="id57" draw:layer="layout" svg:width="3cm" svg:height="1cm" svg:x="29.503cm" svg:y="14.007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2.006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1cm" svg:y1="11.004cm" svg:x2="31cm" svg:y2="12.004cm" svg:d="M31000 11004v1000" svg:viewBox="0 0 1 1001">
          <text:p text:style-name="P6">2x</text:p>
        </draw:connector>
        <draw:custom-shape draw:style-name="gr11" draw:text-style-name="P25" draw:layer="layout" svg:width="3cm" svg:height="1cm" svg:x="29.501cm" svg:y="9.004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7" draw:id="id47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8" draw:id="id58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49" draw:start-glue-point="1" draw:end-shape="id50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49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1" draw:end-glue-point="0" svg:d="M25000 4000l-13999 3003" svg:viewBox="0 0 14000 3004">
          <text:p/>
        </draw:connector>
        <draw:frame draw:style-name="gr30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2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3" draw:end-glue-point="0" svg:d="M27000 4000l4001 3005" svg:viewBox="0 0 4002 3006">
          <text:p text:style-name="P74">2x</text:p>
        </draw:connector>
        <draw:frame draw:style-name="gr30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54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55" draw:start-glue-point="2" draw:end-shape="id54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56" draw:start-glue-point="2" draw:end-shape="id47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57" draw:start-glue-point="2" draw:end-shape="id58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59" draw:start-glue-point="2" draw:end-shape="id58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6.503cm" svg:y="2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67" draw:id="id67" draw:layer="layout" svg:width="3cm" svg:height="1cm" svg:x="6.501cm" svg:y="1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3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62" draw:id="id62" draw:layer="layout" svg:width="3cm" svg:height="1cm" svg:x="6.503cm" svg:y="2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21.001cm" svg:x2="8cm" svg:y2="22.001cm" svg:d="M8000 21001v1000" svg:viewBox="0 0 1 1001">
          <text:p text:style-name="P6">x</text:p>
        </draw:connector>
        <draw:custom-shape draw:style-name="gr9" draw:text-style-name="P11" xml:id="id63" draw:id="id63" draw:layer="layout" svg:width="4cm" svg:height="1cm" svg:x="11cm" svg:y="2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1" draw:id="id61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0" draw:start-glue-point="2" draw:end-shape="id61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2" draw:start-glue-point="2" draw:end-shape="id61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3" draw:start-glue-point="2" draw:end-shape="id64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64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54" draw:start-glue-point="8" draw:end-shape="id63" draw:end-glue-point="0" svg:d="M8500 17000l4500 4000" svg:viewBox="0 0 4501 4001">
          <text:p text:style-name="P50">2x</text:p>
        </draw:connector>
        <draw:custom-shape draw:style-name="gr2" draw:text-style-name="P3" xml:id="id66" draw:id="id66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65" draw:id="id65" draw:layer="layout" svg:width="3cm" svg:height="1cm" svg:x="23cm" svg:y="27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65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58" draw:start-glue-point="8" draw:end-shape="id66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1" draw:start-glue-point="8" draw:end-shape="id66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64" draw:start-glue-point="8" draw:end-shape="id66" draw:end-glue-point="4" svg:d="M15600 27000c0 1447 4450 965 4450-288s4449-1523 4449-712" svg:viewBox="0 0 8900 2352">
          <text:p/>
        </draw:connector>
        <draw:frame draw:style-name="gr30" draw:text-style-name="P5" draw:layer="layout" svg:width="1.471cm" svg:height="1.362cm" svg:x="10.929cm" svg:y="26.738cm">
          <draw:text-box>
            <text:p>2x</text:p>
          </draw:text-box>
        </draw:frame>
        <draw:frame draw:style-name="gr30" draw:text-style-name="P5" draw:layer="layout" svg:width="1.471cm" svg:height="1.362cm" svg:x="21.8cm" svg:y="24.7cm">
          <draw:text-box>
            <text:p>2x</text:p>
          </draw:text-box>
        </draw:frame>
        <draw:frame draw:style-name="gr31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7" draw:text-style-name="P51" draw:layer="layout" draw:type="line" svg:x1="8.5cm" svg:y1="17cm" svg:x2="8.001cm" svg:y2="18.002cm" draw:end-shape="id67" draw:end-glue-point="0" svg:d="M8500 17000l-499 1002" svg:viewBox="0 0 500 1003">
          <text:p text:style-name="P54"/>
        </draw:connector>
        <draw:frame draw:style-name="gr30" draw:text-style-name="P5" draw:layer="layout" svg:width="1.471cm" svg:height="1.362cm" svg:x="7.101cm" svg:y="16.8cm">
          <draw:text-box>
            <text:p>2x</text:p>
          </draw:text-box>
        </draw:fram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68" draw:id="id68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*x</text:p>
        </draw:connector>
        <draw:custom-shape draw:style-name="gr2" draw:text-style-name="P3" xml:id="id69" draw:id="id69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4">D-Conv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*x</text:p>
        </draw:connector>
        <draw:connector draw:style-name="gr7" draw:text-style-name="P22" draw:layer="layout" draw:type="curve" draw:line-skew="1.834cm" svg:x1="22cm" svg:y1="1cm" svg:x2="22.5cm" svg:y2="11.5cm" draw:start-shape="id68" draw:start-glue-point="2" draw:end-shape="id69" draw:end-glue-point="10" svg:d="M22000 1000c4642 0 4392 10500 500 10500" svg:viewBox="0 0 3452 10501">
          <text:p text:style-name="P21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4.5cm" svg:y="3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2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4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*x</text:p>
        </draw:connector>
        <draw:custom-shape draw:style-name="gr17" draw:text-style-name="P11" draw:layer="layout" svg:width="4cm" svg:height="1.002cm" svg:x="20cm" svg:y="18.001cm">
          <text:p text:style-name="P2"><text:span text:style-name="T4">D-Conv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*x</text:p>
        </draw:connector>
        <draw:custom-shape draw:style-name="gr33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5" draw:layer="layout" svg:width="3cm" svg:height="1cm" svg:x="20.5cm" svg:y="19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12.3cm" svg:y="19cm">
          <text:p text:style-name="P2"><text:span text:style-name="T4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4">Mob(3, 3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1.001cm">
          <text:p text:style-name="P2"><text:span text:style-name="T4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4">Mob(5, 3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3.002cm">
          <text:p text:style-name="P2"><text:span text:style-name="T4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4">Mob(5, 6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5.003cm">
          <text:p text:style-name="P2"><text:span text:style-name="T4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4">Mob(3, 6) 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1cm" svg:y="17.004cm">
          <text:p text:style-name="P2"><text:span text:style-name="T4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4">Mob(5, 6) 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01cm" svg:y="19.004cm">
          <text:p text:style-name="P2"><text:span text:style-name="T4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2cm" svg:y="21.005cm">
          <text:p text:style-name="P2"><text:span text:style-name="T4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39" draw:text-style-name="P25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3" draw:layer="layout" svg:width="4cm" svg:height="1cm" svg:x="4cm" svg:y="25cm">
          <text:p text:style-name="P2"><text:span text:style-name="T4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1" draw:text-style-name="P84" draw:layer="layout" svg:width="4cm" svg:height="1cm" svg:x="4cm" svg:y="27.001cm">
          <text:p text:style-name="P2"><text:span text:style-name="T4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3-21T15:59:28.430710802</dc:date>
    <meta:editing-duration>PT1H24M38S</meta:editing-duration>
    <meta:editing-cycles>15</meta:editing-cycles>
    <meta:generator>LibreOffice/6.2.1.2$Linux_X86_64 LibreOffice_project/fa33febaab1da9290dbe6ea4e22bb3a13e549cc4</meta:generator>
    <meta:document-statistic meta:object-count="441"/>
  </office:meta>
</office:document-meta>
</file>